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Mess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team is split into two - senders and receivers</text:p>
              </text:list-item>
              <text:list-item>
                <text:p>Senders will need to send 20 messages</text:p>
              </text:list-item>
              <text:list-item>
                <text:p>There will be an opportunity for tampering</text:p>
              </text:list-item>
              <text:list-item>
                <text:p>Receivers will get 1 point per correct message (Including messages from other teams)</text:p>
              </text:list-item>
              <text:list-item>
                <text:p>If a team submits a tampered message, the tampering team gets 3 point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hase 1: Planni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enders and Receivers are together</text:p>
              </text:list-item>
              <text:list-item>
                <text:p>Determine how messages will be encrypted</text:p>
              </text:list-item>
              <text:list-item>
                <text:p>Each key and cipher can only be used once</text:p>
              </text:list-item>
              <text:list-item>
                <text:p>Hint: How can you ensure message integrit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hase 2: Encrypting messages</text:p>
          </draw:text-box>
        </draw:frame>
        <draw:frame presentation:style-name="pr7" draw:layer="layout" svg:width="12.316cm" svg:height="12.179cm" svg:x="1.4cm" svg:y="4.914cm" presentation:class="outline" presentation:user-transformed="true">
          <draw:text-box>
            <text:list text:style-name="L2">
              <text:list-header>
                <text:p>Senders</text:p>
              </text:list-header>
              <text:list-item>
                <text:p>Encrypt and post your messages</text:p>
              </text:list-item>
            </text:list>
          </draw:text-box>
        </draw:frame>
        <draw:frame presentation:style-name="pr7" draw:layer="layout" svg:width="12.316cm" svg:height="12.179cm" svg:x="14.224cm" svg:y="4.839cm" presentation:class="outline" presentation:user-transformed="true">
          <draw:text-box>
            <text:list text:style-name="L2">
              <text:list-header>
                <text:p>Receivers</text:p>
              </text:list-header>
              <text:list-item>
                <text:p>Post up to 3 decoys per te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hase 3: Tampering</text:p>
          </draw:text-box>
        </draw:frame>
        <draw:frame presentation:style-name="pr7" draw:layer="layout" svg:width="12.316cm" svg:height="12.179cm" svg:x="1.4cm" svg:y="4.914cm" presentation:class="outline" presentation:user-transformed="true">
          <draw:text-box>
            <text:list text:style-name="L2">
              <text:list-header>
                <text:p>Senders</text:p>
              </text:list-header>
              <text:list-item>
                <text:p>You can see other team messages</text:p>
              </text:list-item>
              <text:list-item>
                <text:p>You may submit two tampered files per team</text:p>
              </text:list-item>
            </text:list>
          </draw:text-box>
        </draw:frame>
        <draw:frame presentation:style-name="pr7" draw:layer="layout" svg:width="12.316cm" svg:height="12.179cm" svg:x="14.354cm" svg:y="4.839cm" presentation:class="outline" presentation:user-transformed="true">
          <draw:text-box>
            <text:list text:style-name="L2">
              <text:list-header>
                <text:p>Receivers</text:p>
              </text:list-header>
              <text:list-item>
                <text:p>You can see other team messages</text:p>
              </text:list-item>
              <text:list-item>
                <text:p>You may submit two tampered files per team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hase 4: Decryption</text:p>
          </draw:text-box>
        </draw:frame>
        <draw:frame presentation:style-name="pr7" draw:layer="layout" svg:width="12.316cm" svg:height="12.179cm" svg:x="1.4cm" svg:y="4.914cm" presentation:class="outline" presentation:user-transformed="true">
          <draw:text-box>
            <text:list text:style-name="L2">
              <text:list-header>
                <text:p>Senders</text:p>
              </text:list-header>
              <text:list-item>
                <text:p>Decrypt and submit messages intended for other teams</text:p>
              </text:list-item>
            </text:list>
          </draw:text-box>
        </draw:frame>
        <draw:frame presentation:style-name="pr7" draw:layer="layout" svg:width="12.316cm" svg:height="12.179cm" svg:x="14.1cm" svg:y="4.826cm" presentation:class="outline" presentation:user-transformed="true">
          <draw:text-box>
            <text:list text:style-name="L2">
              <text:list-header>
                <text:p>Receivers</text:p>
              </text:list-header>
              <text:list-item>
                <text:p>Decrypt and submit messages from senders</text:p>
              </text:list-item>
              <text:list-item>
                <text:p>Decrypt other messages if enough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cori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Original message decrypted: 1 point</text:p>
              </text:list-item>
              <text:list-item>
                <text:p>Opponent message decrypted: 1 point</text:p>
              </text:list-item>
              <text:list-item>
                <text:p>Tampered message accepted by other team: 3 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09:39:01.597433454</meta:creation-date>
    <meta:editing-duration>PT8M53S</meta:editing-duration>
    <meta:editing-cycles>2</meta:editing-cycles>
    <meta:generator>LibreOffice/6.4.7.2$Linux_X86_64 LibreOffice_project/40$Build-2</meta:generator>
    <dc:title>Blue Curve</dc:title>
    <dc:date>2021-06-15T10:10:15.746737151</dc:date>
    <meta:document-statistic meta:object-count="65"/>
  </office:meta>
</office:document-meta>
</file>